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bd15d" officeooo:paragraph-rsid="001c89c3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officeooo:rsid="000bd15d" officeooo:paragraph-rsid="001c89c3" style:font-size-asian="20pt" style:font-size-complex="20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rsid="000bd15d" officeooo:paragraph-rsid="001c89c3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1b34ea"/>
    </style:style>
    <style:style style:name="T3" style:family="text">
      <style:text-properties officeooo:rsid="000ffa94"/>
    </style:style>
    <style:style style:name="T4" style:family="text">
      <style:text-properties officeooo:rsid="00222d07"/>
    </style:style>
    <style:style style:name="T5" style:family="text">
      <style:text-properties officeooo:rsid="001c89c3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officeooo:rsid="001c89c3" style:font-size-asian="28pt" style:font-size-complex="28pt"/>
    </style:style>
    <style:style style:name="gr1" style:family="graphic">
      <style:graphic-properties svg:stroke-color="#000000" draw:fill="none" draw:textarea-vertical-align="middle" draw:auto-grow-height="false" fo:min-height="5.41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Pelo Sangue</text:span><text:tab/><text:tab/><text:tab/>Renascer Praise <text:tab/><text:tab/><text:tab/><text:span text:style-name="T6">[ </text:span><text:span text:style-name="T7">09</text:span><text:span text:style-name="T6"> ]</text:span></text:p>
      <text:p text:style-name="P2">O sacrifício vivo se entregou por mim</text:p>
      <text:p text:style-name="P2">Com armas de amor Ele lutou até o fim</text:p>
      <text:p text:style-name="P2">Vestido de silêncio, O semblante era de dor</text:p>
      <text:p text:style-name="P2">A todos que o feriu lá no calvário perd<text:span text:style-name="T2">o</text:span>o<text:span text:style-name="T3">u</text:span></text:p>
      <text:p text:style-name="P2">Subiu naquela cruz sem nada reclamar</text:p>
      <text:p text:style-name="P2">Cordeiro imaculado que sofreu por me amar</text:p>
      <text:p text:style-name="P2"/>
      <text:p text:style-name="P2">E a minha vida foi lavada pelo sangue de Jesus</text:p>
      <text:p text:style-name="P2">Minha história dividiu, Antes e depois</text:p>
      <text:p text:style-name="P2">Pelo sangue, Pelo sangue de Jesus</text:p>
      <text:p text:style-name="P2"><draw:custom-shape text:anchor-type="paragraph" draw:z-index="0" draw:style-name="gr1" draw:text-style-name="P4" svg:width="0.292cm" svg:height="5.411cm" svg:x="15.727cm" svg:y="0.6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*** Fui salvo pelo sangue, Fui curado pelo sangue</text:p>
      <text:p text:style-name="P2"><draw:frame text:anchor-type="paragraph" draw:z-index="1" draw:style-name="gr2" draw:text-style-name="P6" svg:width="0.477cm" svg:height="2.691cm" svg:x="16.23cm" svg:y="0.607cm"><draw:text-box><text:p text:style-name="P5">2x</text:p><text:p text:style-name="P5">F</text:p><text:p text:style-name="P5">I</text:p><text:p text:style-name="P5">N</text:p><text:p text:style-name="P5">A</text:p><text:p text:style-name="P5">L</text:p></draw:text-box></draw:frame>Fui liberto pelo sangue, Fui comprado pelo sangue</text:p>
      <text:p text:style-name="P2"/>
      <text:p text:style-name="P2">O sangue de Jesus, Que me leva até o céu</text:p>
      <text:p text:style-name="P2">O sangue de Jesus, Vermelho, forte e fiel</text:p>
      <text:p text:style-name="P2">Suportou a cruz a preço de sangue, Por amor</text:p>
      <text:p text:style-name="P2">Precioso sangue de Jesus</text:p>
      <text:p text:style-name="P2"/>
      <text:p text:style-name="P2">O sacrifício vivo eu quero ser pra Deus</text:p>
      <text:p text:style-name="P2">Tão puro e agradável como Cristo ofereceu</text:p>
      <text:p text:style-name="P2">Com a Sua verdade, vou me comprometer</text:p>
      <text:p text:style-name="P2">E ser exemplo vivo de Sua graça e poder</text:p>
      <text:p text:style-name="P2"/>
      <text:p text:style-name="P2">Amar como a mim mesmo a quem me odiar</text:p>
      <text:p text:style-name="P2">Usar as minhas mãos pra outras mãos abençoar</text:p>
      <text:p text:style-name="P2">E já não vivo eu, Mas agora Jesus Cristo vive em mim</text:p>
      <text:p text:style-name="P2">O meu passado apagou, Tudo perdo<text:span text:style-name="T4">o</text:span>u pelo sangue</text:p>
      <text:p text:style-name="P1">Pelo sangue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3:08:37.937697991</dc:date>
    <meta:editing-duration>PT24M29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5" meta:word-count="195" meta:character-count="993" meta:non-whitespace-character-count="818"/>
  </office:meta>
</office:document-meta>
</file>